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AwareXMLConsumerImpl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s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playCach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racters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AwareXMLConsumerImpl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AwareXMLConsumerImpl.startElement( String namespaceURI , String localName , String qName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rtElement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lement.attribute( String uri , String localName , String qName , String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ableWhitespace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lement.StartElement( String namespaceURI , String localName , String qName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AwareXMLConsumerImpl.comment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AwareXMLConsumerImpl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attribute( String uri , String localName , String qName , String type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ttributeAwareXMLConsumerImpl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AttributeAwareXMLConsumerImpl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wareXMLConsumerImpl.ignorableWhitespace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gnorableWhitespace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